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ion_5f_in_5f_Climate_5f_Sector_5f_EUROSTAT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ion_in_Climate_Sector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ion_5f_in_5f_Climate_5f_Sector_5f_EUROSTAT_5f_2013.csv" style:display-name="PageStyle_D_Climate_Technological_Innovation_in_Climate_Sector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